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table:style-name="ce1" office:value-type="string" calcext:value-type="string">
            <text:p>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mu</text:p>
          </table:table-cell>
          <table:table-cell table:style-name="ce2" office:value-type="string" calcext:value-type="string">
            <text:p><text:a xlink:href="mailto:ramu@gmail.com" xlink:type="simple">ramu@gmail.com</text:a>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nkat</text:p>
          </table:table-cell>
          <table:table-cell table:style-name="ce2" office:value-type="string" calcext:value-type="string">
            <text:p><text:a xlink:href="mailto:venkat@gmail.com" xlink:type="simple">venkat@gmail.com</text:a>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nardhan</text:p>
          </table:table-cell>
          <table:table-cell table:style-name="ce2" office:value-type="string" calcext:value-type="string">
            <text:p><text:a xlink:href="mailto:janardhan@outlook.com" xlink:type="simple">janardhan@outlook.com</text:a>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ghava</text:p>
          </table:table-cell>
          <table:table-cell table:style-name="ce2" office:value-type="string" calcext:value-type="string">
            <text:p><text:a xlink:href="mailto:raghav@yahoo.com" xlink:type="simple">raghav@yahoo.com</text:a>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vi</text:p>
          </table:table-cell>
          <table:table-cell table:style-name="ce2" office:value-type="string" calcext:value-type="string">
            <text:p><text:a xlink:href="mailto:ravi@hotmail.com" xlink:type="simple">ravi@hotmail.com</text:a>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12:47:42</meta:creation-date>
    <dc:language>en-IN</dc:language>
    <dc:date>2025-08-23T12:52:11</dc:date>
    <meta:editing-cycles>1</meta:editing-cycles>
    <meta:editing-duration>PT4M</meta:editing-duration>
    <meta:generator>LibreOffice/7.3.7.2$Linux_X86_64 LibreOffice_project/30$Build-2</meta:generator>
    <meta:document-statistic meta:table-count="1" meta:cell-count="18" meta:object-count="0"/>
    <meta:user-defined meta:name="AppVersion">15.0000</meta:user-defined>
  </office:meta>
</office:document-meta>
</file>